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08cm"/>
    </style:style>
    <style:style style:name="co2" style:family="table-column">
      <style:table-column-properties fo:break-before="auto" style:column-width="8.1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2a6099" style:vertical-align="middle"/>
    </style:style>
    <style:style style:name="ce3" style:family="table-cell" style:parent-style-name="Default">
      <style:table-cell-properties fo:wrap-option="wrap" fo:border="0.74pt solid #158466" style:vertical-align="middle"/>
    </style:style>
    <style:style style:name="ce4" style:family="table-cell" style:parent-style-name="Default">
      <style:table-cell-properties fo:wrap-option="wrap" fo:border="0.74pt solid #800080" style:vertical-align="middle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0.74pt solid #2a6099" style:vertical-align="middle"/>
      <style:paragraph-properties fo:text-align="center" fo:margin-left="0cm"/>
    </style:style>
    <style:style style:name="ce9" style:family="table-cell" style:parent-style-name="Default" style:data-style-name="N81">
      <style:table-cell-properties fo:background-color="#dee7e5" style:text-align-source="fix" style:repeat-content="false" fo:border="0.74pt solid #158466" style:vertical-align="middle"/>
      <style:paragraph-properties fo:text-align="center" fo:margin-left="0cm"/>
    </style:style>
    <style:style style:name="ce10" style:family="table-cell" style:parent-style-name="Default" style:data-style-name="N81">
      <style:table-cell-properties fo:background-color="#e0c2cd" style:text-align-source="fix" style:repeat-content="false" fo:border="0.74pt solid #80008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2a6099" style:vertical-align="middle"/>
      <style:paragraph-properties fo:text-align="center" fo:margin-left="0cm"/>
    </style:style>
    <style:style style:name="ce14" style:family="table-cell" style:parent-style-name="Default">
      <style:table-cell-properties fo:border="0.74pt solid #158466" style:vertical-align="middle"/>
    </style:style>
    <style:style style:name="ce15" style:family="table-cell" style:parent-style-name="Default">
      <style:table-cell-properties fo:border="0.74pt solid #800080" style:vertical-align="middle"/>
    </style:style>
    <style:style style:name="ce16" style:family="table-cell" style:parent-style-name="Default">
      <style:table-cell-properties fo:border="0.74pt solid #000000" style:vertical-align="middle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ackground-color="#dee6ef" fo:border="0.74pt solid #2a6099"/>
    </style:style>
    <style:style style:name="ce19" style:family="table-cell" style:parent-style-name="Default">
      <style:table-cell-properties fo:background-color="#dee7e5" fo:border="0.74pt solid #158466"/>
    </style:style>
    <style:style style:name="ce20" style:family="table-cell" style:parent-style-name="Default">
      <style:table-cell-properties fo:background-color="#e0c2cd" fo:border="0.74pt solid #800080"/>
    </style:style>
    <style:style style:name="ce21" style:family="table-cell" style:parent-style-name="Default" style:data-style-name="N81">
      <style:table-cell-properties fo:background-color="#dee7e5" fo:border="0.74pt solid #158466"/>
    </style:style>
    <style:style style:name="ce22" style:family="table-cell" style:parent-style-name="Default" style:data-style-name="N81">
      <style:table-cell-properties fo:background-color="#e0c2cd" fo:border="0.74pt solid #800080"/>
    </style:style>
    <style:style style:name="ce23" style:family="table-cell" style:parent-style-name="Default">
      <style:table-cell-properties fo:background-color="#dee6ef" fo:border="0.74pt solid #2a6099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3" table:number-columns-repeated="16381" table:default-cell-style-name="ce17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Region</text:p>
          </table:table-cell>
          <table:table-cell table:style-name="ce7" office:value-type="string" calcext:value-type="string">
            <text:p>CH3OH</text:p>
          </table:table-cell>
          <table:table-cell table:style-name="ce7" office:value-type="string" calcext:value-type="string">
            <text:p>LT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ulti-transition study of methanol towards NGC 1068 with ALMA</text:p>
            <text:p>K.-Y. Huang (2024)</text:p>
          </table:table-cell>
          <table:table-cell table:style-name="ce2" office:value-type="string" calcext:value-type="string">
            <text:p>circumnuclear disk (CND) of the AGN-starburst composite galaxy NGC 1068</text:p>
          </table:table-cell>
          <table:table-cell table:style-name="ce8" table:formula="of:=[$Sheet2.E1]" office:value-type="float" office:value="3426296688236126" calcext:value-type="float">
            <text:p>3426296688236126</text:p>
          </table:table-cell>
          <table:table-cell table:style-name="ce13" office:value-type="string" calcext:value-type="string">
            <text:p>non-LTE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5">
            <text:p>Dense gas in nearby galaxies XI. H_2CO and CH_3OH: Molecular abundances and physical conditions.</text:p>
            <text:p>Hüttemeister, S. (1997). </text:p>
          </table:table-cell>
          <table:table-cell table:style-name="ce3" office:value-type="string" calcext:value-type="string">
            <text:p>NGC 253</text:p>
          </table:table-cell>
          <table:table-cell table:style-name="ce9" table:formula="of:=[$Sheet2.D11]" office:value-type="float" office:value="500000000000000" calcext:value-type="float">
            <text:p>5.00E+14</text:p>
          </table:table-cell>
          <table:table-cell table:style-name="ce14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office:value-type="string" calcext:value-type="string">
            <text:p>M 82</text:p>
          </table:table-cell>
          <table:table-cell table:style-name="ce9" table:formula="of:=[$Sheet2.D12]" office:value-type="float" office:value="17500000000000" calcext:value-type="float">
            <text:p>1.75E+13</text:p>
          </table:table-cell>
          <table:table-cell table:style-name="ce14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office:value-type="string" calcext:value-type="string">
            <text:p>IC 342</text:p>
          </table:table-cell>
          <table:table-cell table:style-name="ce9" table:formula="of:=[$Sheet2.D14]" office:value-type="float" office:value="76666666666666.7" calcext:value-type="float">
            <text:p>7.67E+13</text:p>
          </table:table-cell>
          <table:table-cell table:style-name="ce14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table:formula="of:=[$Sheet2.A18]" office:value-type="string" office:string-value="Maffei 2" calcext:value-type="string">
            <text:p>Maffei 2</text:p>
          </table:table-cell>
          <table:table-cell table:style-name="ce9" table:formula="of:=[$Sheet2.D18]" office:value-type="float" office:value="40000000000000" calcext:value-type="float">
            <text:p>4.00E+13</text:p>
          </table:table-cell>
          <table:table-cell table:style-name="ce14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table:formula="of:=[$Sheet2.A19]" office:value-type="string" office:string-value="NGC 6946" calcext:value-type="string">
            <text:p>NGC 6946</text:p>
          </table:table-cell>
          <table:table-cell table:style-name="ce9" table:formula="of:=[$Sheet2.D19]" office:value-type="float" office:value="30000000000000" calcext:value-type="float">
            <text:p>3.00E+13</text:p>
          </table:table-cell>
          <table:table-cell table:style-name="ce14"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 table:number-columns-spanned="1" table:number-rows-spanned="2">
            <text:p>Molecular Abundance of the Circumnuclear Region Surrounding an Active Galactic Nucleus in NGC 1068 Based on an Imaging Line Survey in the 3 mm Band with ALMA. Nakajima, T. (2023). </text:p>
          </table:table-cell>
          <table:table-cell table:style-name="ce4" office:value-type="string" calcext:value-type="string">
            <text:p>circumnuclear disk (CND) of NGC 1068</text:p>
          </table:table-cell>
          <table:table-cell table:style-name="ce10" table:formula="of:=[$Sheet2.C22]" office:value-type="float" office:value="270000000000000" calcext:value-type="float">
            <text:p>2.70E+14</text:p>
          </table:table-cell>
          <table:table-cell table:style-name="ce15" office:value-type="string" calcext:value-type="string">
            <text:p>LTE</text:p>
          </table:table-cell>
          <table:table-cell table:number-columns-repeated="16380"/>
        </table:table-row>
        <table:table-row table:style-name="ro4">
          <table:covered-table-cell table:style-name="ce4"/>
          <table:table-cell table:style-name="ce4" office:value-type="string" calcext:value-type="string">
            <text:p>starburst ring (SBR) of NGC 1068</text:p>
          </table:table-cell>
          <table:table-cell table:style-name="ce10" table:formula="of:=[$Sheet2.C23]" office:value-type="float" office:value="76000000000000" calcext:value-type="float">
            <text:p>7.60E+13</text:p>
          </table:table-cell>
          <table:table-cell table:style-name="ce15" office:value-type="string" calcext:value-type="string">
            <text:p>LTE</text:p>
          </table:table-cell>
          <table:table-cell table:number-columns-repeated="16380"/>
        </table:table-row>
        <table:table-row table:style-name="ro1" table:number-rows-repeated="2">
          <table:table-cell table:style-name="ce5" table:number-columns-repeated="2"/>
          <table:table-cell table:style-name="ce11"/>
          <table:table-cell table:style-name="ce16"/>
          <table:table-cell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4" table:default-cell-style-name="ce18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style-name="ce23" table:formula="of:=10^AVERAGE([.B2:.B5])+10^AVERAGE([.B6:.B9])" office:value-type="float" office:value="3426296688236126" calcext:value-type="float" table:number-columns-spanned="1" table:number-rows-spanned="9">
            <text:p>3426296688236126</text:p>
          </table:table-cell>
          <table:table-cell table:style-name="ce18"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.73" calcext:value-type="float">
            <text:p>15.73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covered-table-cell table:style-name="ce18"/>
          <table:table-cell table:style-name="ce18" table:formula="of:=[.B2]-[.D2]" office:value-type="float" office:value="15.44" calcext:value-type="float">
            <text:p>15.44</text:p>
          </table:table-cell>
          <table:table-cell table:style-name="ce18" table:formula="of:=[.B2]+[.C2]" office:value-type="float" office:value="16.18" calcext:value-type="float">
            <text:p>16.1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2" calcext:value-type="float">
            <text:p>0.32</text:p>
          </table:table-cell>
          <table:covered-table-cell table:style-name="ce18"/>
          <table:table-cell table:style-name="ce18" table:formula="of:=[.B3]-[.D3]" office:value-type="float" office:value="14.68" calcext:value-type="float">
            <text:p>14.68</text:p>
          </table:table-cell>
          <table:table-cell table:style-name="ce18" table:formula="of:=[.B3]+[.C3]" office:value-type="float" office:value="15.55" calcext:value-type="float">
            <text:p>15.5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.19" calcext:value-type="float">
            <text:p>15.19</text:p>
          </table:table-cell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covered-table-cell table:style-name="ce18"/>
          <table:table-cell table:style-name="ce18" table:formula="of:=[.B4]-[.D4]" office:value-type="float" office:value="14.77" calcext:value-type="float">
            <text:p>14.77</text:p>
          </table:table-cell>
          <table:table-cell table:style-name="ce18" table:formula="of:=[.B4]+[.C4]" office:value-type="float" office:value="15.83" calcext:value-type="float">
            <text:p>15.8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.04" calcext:value-type="float">
            <text:p>15.04</text:p>
          </table:table-cell>
          <table:table-cell office:value-type="float" office:value="0.54" calcext:value-type="float">
            <text:p>0.54</text:p>
          </table:table-cell>
          <table:table-cell office:value-type="float" office:value="0.25" calcext:value-type="float">
            <text:p>0.25</text:p>
          </table:table-cell>
          <table:covered-table-cell table:style-name="ce18"/>
          <table:table-cell table:style-name="ce18" table:formula="of:=[.B5]-[.D5]" office:value-type="float" office:value="14.79" calcext:value-type="float">
            <text:p>14.79</text:p>
          </table:table-cell>
          <table:table-cell table:style-name="ce18" table:formula="of:=[.B5]+[.C5]" office:value-type="float" office:value="15.58" calcext:value-type="float">
            <text:p>15.5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.89" calcext:value-type="float">
            <text:p>15.89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covered-table-cell table:style-name="ce18"/>
          <table:table-cell table:style-name="ce18" table:formula="of:=[.B6]-[.D6]" office:value-type="float" office:value="15.59" calcext:value-type="float">
            <text:p>15.59</text:p>
          </table:table-cell>
          <table:table-cell table:style-name="ce18" table:formula="of:=[.B6]+[.C6]" office:value-type="float" office:value="16.36" calcext:value-type="float">
            <text:p>16.3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.28" calcext:value-type="float">
            <text:p>14.28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covered-table-cell table:style-name="ce18"/>
          <table:table-cell table:style-name="ce18" table:formula="of:=[.B7]-[.D7]" office:value-type="float" office:value="13.91" calcext:value-type="float">
            <text:p>13.91</text:p>
          </table:table-cell>
          <table:table-cell table:style-name="ce18" table:formula="of:=[.B7]+[.C7]" office:value-type="float" office:value="14.78" calcext:value-type="float">
            <text:p>14.7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.49" calcext:value-type="float">
            <text:p>15.4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covered-table-cell table:style-name="ce18"/>
          <table:table-cell table:style-name="ce18" table:formula="of:=[.B8]-[.D8]" office:value-type="float" office:value="14.95" calcext:value-type="float">
            <text:p>14.95</text:p>
          </table:table-cell>
          <table:table-cell table:style-name="ce18" table:formula="of:=[.B8]+[.C8]" office:value-type="float" office:value="16.07" calcext:value-type="float">
            <text:p>16.0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.25" calcext:value-type="float">
            <text:p>15.25</text:p>
          </table:table-cell>
          <table:table-cell office:value-type="float" office:value="0.58" calcext:value-type="float">
            <text:p>0.58</text:p>
          </table:table-cell>
          <table:table-cell office:value-type="float" office:value="0.29" calcext:value-type="float">
            <text:p>0.29</text:p>
          </table:table-cell>
          <table:covered-table-cell table:style-name="ce18"/>
          <table:table-cell table:style-name="ce18" table:formula="of:=[.B9]-[.D9]" office:value-type="float" office:value="14.96" calcext:value-type="float">
            <text:p>14.96</text:p>
          </table:table-cell>
          <table:table-cell table:style-name="ce18" table:formula="of:=[.B9]+[.C9]" office:value-type="float" office:value="15.83" calcext:value-type="float">
            <text:p>15.83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9" office:value-type="string" calcext:value-type="string">
            <text:p>NGC 253</text:p>
          </table:table-cell>
          <table:table-cell table:style-name="ce19" office:value-type="string" calcext:value-type="string">
            <text:p>(0,0)</text:p>
          </table:table-cell>
          <table:table-cell table:style-name="ce21" office:value-type="float" office:value="500000000000000" calcext:value-type="float">
            <text:p>5.00E+14</text:p>
          </table:table-cell>
          <table:table-cell table:style-name="ce21" table:formula="of:=AVERAGE([.C11])" office:value-type="float" office:value="500000000000000" calcext:value-type="float">
            <text:p>5.00E+14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M82</text:p>
          </table:table-cell>
          <table:table-cell table:style-name="ce19" office:value-type="string" calcext:value-type="string">
            <text:p>(0,0)</text:p>
          </table:table-cell>
          <table:table-cell table:style-name="ce21" office:value-type="float" office:value="20000000000000" calcext:value-type="float">
            <text:p>2.00E+13</text:p>
          </table:table-cell>
          <table:table-cell table:style-name="ce21" table:formula="of:=AVERAGE([.C12:.C13])" office:value-type="float" office:value="17500000000000" calcext:value-type="float" table:number-columns-spanned="1" table:number-rows-spanned="2">
            <text:p>1.75E+13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(-10,-10)</text:p>
          </table:table-cell>
          <table:table-cell table:style-name="ce21" office:value-type="float" office:value="15000000000000" calcext:value-type="float">
            <text:p>1.50E+13</text:p>
          </table:table-cell>
          <table:covered-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C 342</text:p>
          </table:table-cell>
          <table:table-cell table:style-name="ce19" office:value-type="string" calcext:value-type="string">
            <text:p>(0,0)</text:p>
          </table:table-cell>
          <table:table-cell table:style-name="ce19"/>
          <table:table-cell table:style-name="ce21" table:formula="of:=AVERAGE([.C14:.C17])" office:value-type="float" office:value="76666666666666.7" calcext:value-type="float" table:number-columns-spanned="1" table:number-rows-spanned="4">
            <text:p>7.67E+13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(0,5)</text:p>
          </table:table-cell>
          <table:table-cell table:style-name="ce21" office:value-type="float" office:value="110000000000000" calcext:value-type="float">
            <text:p>1.10E+14</text:p>
          </table:table-cell>
          <table:covered-table-cell table:style-name="ce1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(0,-5)</text:p>
          </table:table-cell>
          <table:table-cell table:style-name="ce21" office:value-type="float" office:value="60000000000000" calcext:value-type="float">
            <text:p>6.00E+13</text:p>
          </table:table-cell>
          <table:covered-table-cell table:style-name="ce1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(0,15)</text:p>
          </table:table-cell>
          <table:table-cell table:style-name="ce21" office:value-type="float" office:value="60000000000000" calcext:value-type="float">
            <text:p>6.00E+13</text:p>
          </table:table-cell>
          <table:covered-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Maffei 2</text:p>
          </table:table-cell>
          <table:table-cell table:style-name="ce19"/>
          <table:table-cell table:style-name="ce21" office:value-type="float" office:value="40000000000000" calcext:value-type="float">
            <text:p>4.00E+13</text:p>
          </table:table-cell>
          <table:table-cell table:style-name="ce21" table:formula="of:=AVERAGE([.C18])" office:value-type="float" office:value="40000000000000" calcext:value-type="float">
            <text:p>4.00E+13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NGC 6946</text:p>
          </table:table-cell>
          <table:table-cell table:style-name="ce19"/>
          <table:table-cell table:style-name="ce21" office:value-type="float" office:value="30000000000000" calcext:value-type="float">
            <text:p>3.00E+13</text:p>
          </table:table-cell>
          <table:table-cell table:style-name="ce21" table:formula="of:=AVERAGE([.C19])" office:value-type="float" office:value="30000000000000" calcext:value-type="float">
            <text:p>3.00E+13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up</text:p>
          </table:table-cell>
          <table:table-cell table:style-name="ce20" office:value-type="string" calcext:value-type="string">
            <text:p>down</text:p>
          </table:table-cell>
          <table:table-cell table:style-name="ce20" table:number-columns-repeated="3"/>
        </table:table-row>
        <table:table-row table:style-name="ro1">
          <table:table-cell table:style-name="ce20" office:value-type="string" calcext:value-type="string">
            <text:p>CND</text:p>
          </table:table-cell>
          <table:table-cell table:style-name="ce20" office:value-type="string" calcext:value-type="string">
            <text:p>5”</text:p>
          </table:table-cell>
          <table:table-cell table:style-name="ce22" office:value-type="float" office:value="270000000000000" calcext:value-type="float">
            <text:p>2.70E+14</text:p>
          </table:table-cell>
          <table:table-cell table:style-name="ce22" office:value-type="float" office:value="110000000000000" calcext:value-type="float">
            <text:p>1.10E+14</text:p>
          </table:table-cell>
          <table:table-cell table:style-name="ce22" office:value-type="float" office:value="170000000000000" calcext:value-type="float">
            <text:p>1.70E+14</text:p>
          </table:table-cell>
          <table:table-cell table:style-name="ce20"/>
          <table:table-cell table:style-name="ce20" table:formula="of:=[.C22]-[.D22]" office:value-type="float" office:value="160000000000000" calcext:value-type="float">
            <text:p>160000000000000</text:p>
          </table:table-cell>
          <table:table-cell table:style-name="ce20" table:formula="of:=[.C22]+[.E22]" office:value-type="float" office:value="440000000000000" calcext:value-type="float">
            <text:p>440000000000000</text:p>
          </table:table-cell>
        </table:table-row>
        <table:table-row table:style-name="ro1">
          <table:table-cell table:style-name="ce20" office:value-type="string" calcext:value-type="string">
            <text:p>SBR</text:p>
          </table:table-cell>
          <table:table-cell table:style-name="ce20" office:value-type="string" calcext:value-type="string">
            <text:p>5”</text:p>
          </table:table-cell>
          <table:table-cell table:style-name="ce22" office:value-type="float" office:value="76000000000000" calcext:value-type="float">
            <text:p>7.60E+13</text:p>
          </table:table-cell>
          <table:table-cell table:style-name="ce22" office:value-type="float" office:value="64000000000000" calcext:value-type="float">
            <text:p>6.40E+13</text:p>
          </table:table-cell>
          <table:table-cell table:style-name="ce22" office:value-type="float" office:value="50000000000000" calcext:value-type="float">
            <text:p>5.00E+13</text:p>
          </table:table-cell>
          <table:table-cell table:style-name="ce20"/>
          <table:table-cell table:style-name="ce20" table:formula="of:=[.C23]-[.D23]" office:value-type="float" office:value="12000000000000" calcext:value-type="float">
            <text:p>12000000000000</text:p>
          </table:table-cell>
          <table:table-cell table:style-name="ce20" table:formula="of:=[.C23]+[.E23]" office:value-type="float" office:value="126000000000000" calcext:value-type="float">
            <text:p>12600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29:55.721704756</meta:creation-date>
    <dc:date>2024-07-30T18:02:18.324216263</dc:date>
    <meta:editing-duration>PT2H32M15S</meta:editing-duration>
    <meta:editing-cycles>15</meta:editing-cycles>
    <meta:generator>LibreOffice/7.6.7.2$Linux_X86_64 LibreOffice_project/60$Build-2</meta:generator>
    <meta:document-statistic meta:table-count="2" meta:cell-count="125" meta:object-count="0"/>
  </office:meta>
</office:document-meta>
</file>